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700000030FED655E1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verdana" svg:font-family="verdana"/>
    <style:font-face style:name="Calibri" svg:font-family="Calibri"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0035in" fo:margin-right="0in" fo:margin-top="0in" fo:margin-bottom="0.0429in" fo:line-height="108%" fo:text-indent="-0.0071in" style:auto-text-indent="false"/>
    </style:style>
    <style:style style:name="P2" style:family="paragraph" style:parent-style-name="Standard">
      <style:paragraph-properties fo:margin-left="-0.0035in" fo:margin-right="0in" fo:margin-top="0in" fo:margin-bottom="0.139in" fo:line-height="108%" fo:text-indent="-0.0071in" style:auto-text-indent="false"/>
    </style:style>
    <style:style style:name="P3" style:family="paragraph" style:parent-style-name="Standard">
      <style:paragraph-properties fo:margin-left="-0.0035in" fo:margin-right="0in" fo:margin-top="0in" fo:margin-bottom="0.1409in" fo:line-height="108%" fo:text-indent="-0.0071in" style:auto-text-indent="false"/>
    </style:style>
    <style:style style:name="P4" style:family="paragraph" style:parent-style-name="Standard">
      <style:paragraph-properties fo:margin-left="-0.0035in" fo:margin-right="0in" fo:margin-top="0in" fo:margin-bottom="0.0807in" fo:line-height="108%" fo:text-indent="-0.0071in" style:auto-text-indent="false"/>
    </style:style>
    <style:style style:name="P5" style:family="paragraph" style:parent-style-name="Standard">
      <style:paragraph-properties fo:margin-left="-0.0035in" fo:margin-right="0in" fo:margin-top="0in" fo:margin-bottom="0.1374in" fo:line-height="108%" fo:text-indent="-0.0071in" style:auto-text-indent="false"/>
    </style:style>
    <style:style style:name="P6" style:family="paragraph" style:parent-style-name="Standard">
      <style:paragraph-properties fo:margin-left="1.5272in" fo:margin-right="0.0909in" fo:margin-top="0in" fo:margin-bottom="0.011in" fo:text-indent="-0.0071in" style:auto-text-indent="false"/>
    </style:style>
    <style:style style:name="P7" style:family="paragraph" style:parent-style-name="Standard">
      <style:paragraph-properties fo:margin-left="0.5236in" fo:margin-right="0in" fo:margin-top="0in" fo:margin-bottom="0.0098in" fo:text-indent="-0.0071in" style:auto-text-indent="false"/>
    </style:style>
    <style:style style:name="P8" style:family="paragraph" style:parent-style-name="Standard">
      <style:paragraph-properties fo:margin-left="0.5236in" fo:margin-right="0.2929in" fo:margin-top="0in" fo:margin-bottom="0in" fo:line-height="120%" fo:text-align="justify" style:justify-single-word="false" fo:text-indent="-0.0071in" style:auto-text-indent="false"/>
    </style:style>
    <style:style style:name="P9" style:family="paragraph" style:parent-style-name="Standard">
      <style:paragraph-properties fo:margin-left="0.5236in" fo:margin-right="0.0909in" fo:margin-top="0in" fo:margin-bottom="0.0563in" fo:text-indent="-0.0071in" style:auto-text-indent="false"/>
    </style:style>
    <style:style style:name="P10" style:family="paragraph" style:parent-style-name="Standard">
      <style:paragraph-properties fo:margin-left="0.2665in" fo:margin-right="0in" fo:margin-top="0in" fo:margin-bottom="0.0929in" fo:line-height="110%" fo:text-indent="-0.0071in" style:auto-text-indent="false"/>
    </style:style>
    <style:style style:name="P11" style:family="paragraph" style:parent-style-name="Standard">
      <style:paragraph-properties fo:margin-left="0.2665in" fo:margin-right="0in" fo:margin-top="0in" fo:margin-bottom="0.1193in" fo:line-height="110%" fo:text-indent="-0.0071in" style:auto-text-indent="false"/>
    </style:style>
    <style:style style:name="P12" style:family="paragraph" style:parent-style-name="Standard">
      <style:paragraph-properties fo:margin-left="0.0937in" fo:margin-right="0.0909in" fo:margin-top="0in" fo:margin-bottom="0.1437in" fo:text-indent="-0.0071in" style:auto-text-indent="false"/>
    </style:style>
    <style:style style:name="P13" style:family="paragraph" style:parent-style-name="Standard">
      <style:paragraph-properties fo:margin-left="0.0035in" fo:margin-right="0.0909in" fo:text-indent="-0.0071in" style:auto-text-indent="false"/>
    </style:style>
    <style:style style:name="P14" style:family="paragraph" style:parent-style-name="Standard">
      <style:paragraph-properties fo:margin-left="0.0035in" fo:margin-right="0.0909in" fo:margin-top="0in" fo:margin-bottom="0.0354in" fo:text-indent="-0.0071in" style:auto-text-indent="false"/>
    </style:style>
    <style:style style:name="P15" style:family="paragraph" style:parent-style-name="Standard">
      <style:paragraph-properties fo:margin-left="0.0035in" fo:margin-right="0.0909in" fo:margin-top="0in" fo:margin-bottom="0.0339in" fo:text-indent="-0.0071in" style:auto-text-indent="false"/>
    </style:style>
    <style:style style:name="P16" style:family="paragraph" style:parent-style-name="Standard">
      <style:paragraph-properties fo:margin-left="0.0035in" fo:margin-right="0.0909in" fo:margin-top="0in" fo:margin-bottom="0.0327in" fo:text-indent="-0.0071in" style:auto-text-indent="false"/>
    </style:style>
    <style:style style:name="P17" style:family="paragraph" style:parent-style-name="Standard">
      <style:paragraph-properties fo:margin-left="0.0035in" fo:margin-right="0.0909in" fo:margin-top="0in" fo:margin-bottom="0.6193in" fo:text-indent="-0.0071in" style:auto-text-indent="false"/>
    </style:style>
    <style:style style:name="P18" style:family="paragraph" style:parent-style-name="Standard">
      <style:paragraph-properties fo:margin-left="0.0035in" fo:margin-right="0.0909in" fo:margin-top="0in" fo:margin-bottom="0.0126in" fo:text-indent="-0.0071in" style:auto-text-indent="false"/>
    </style:style>
    <style:style style:name="P19" style:family="paragraph" style:parent-style-name="Standard">
      <style:paragraph-properties fo:margin-left="0.0035in" fo:margin-right="0.0909in" fo:margin-top="0in" fo:margin-bottom="0.052in" fo:line-height="170%" fo:text-indent="-0.0071in" style:auto-text-indent="false"/>
    </style:style>
    <style:style style:name="P20" style:family="paragraph" style:parent-style-name="Standard">
      <style:paragraph-properties fo:margin-left="0.0035in" fo:margin-right="0.0909in" fo:margin-top="0in" fo:margin-bottom="0.15in" fo:text-indent="-0.0071in" style:auto-text-indent="false"/>
    </style:style>
    <style:style style:name="P21" style:family="paragraph" style:parent-style-name="Standard">
      <style:paragraph-properties fo:margin-left="0.0035in" fo:margin-right="0.0909in" fo:margin-top="0in" fo:margin-bottom="0.1799in" fo:text-indent="-0.0071in" style:auto-text-indent="false"/>
    </style:style>
    <style:style style:name="P22" style:family="paragraph" style:parent-style-name="Standard">
      <style:paragraph-properties fo:margin-left="0.0035in" fo:margin-right="0.0909in" fo:margin-top="0in" fo:margin-bottom="0.0736in" fo:line-height="137%" fo:text-indent="-0.0071in" style:auto-text-indent="false"/>
    </style:style>
    <style:style style:name="P23" style:family="paragraph" style:parent-style-name="Standard">
      <style:paragraph-properties fo:margin-left="0.0035in" fo:margin-right="0.0909in" fo:margin-top="0in" fo:margin-bottom="0.0228in" fo:text-indent="-0.0071in" style:auto-text-indent="false"/>
    </style:style>
    <style:style style:name="P24" style:family="paragraph" style:parent-style-name="Standard">
      <style:paragraph-properties fo:margin-left="0.0035in" fo:margin-right="0.0909in" fo:margin-top="0in" fo:margin-bottom="0.5634in" fo:text-indent="-0.0071in" style:auto-text-indent="false"/>
    </style:style>
    <style:style style:name="P25" style:family="paragraph" style:parent-style-name="Standard">
      <style:paragraph-properties fo:margin-left="-0.0035in" fo:margin-right="0.0909in" fo:text-indent="0.0366in" style:auto-text-indent="false"/>
    </style:style>
    <style:style style:name="P26" style:family="paragraph" style:parent-style-name="Standard">
      <style:paragraph-properties fo:margin-left="-0.0035in" fo:margin-right="0.2252in" fo:margin-top="0in" fo:margin-bottom="0.0882in" fo:line-height="120%" fo:text-align="justify" style:justify-single-word="false" fo:text-indent="-0.0071in" style:auto-text-indent="false"/>
    </style:style>
    <style:style style:name="P27" style:family="paragraph" style:parent-style-name="Standard">
      <style:paragraph-properties fo:margin-left="0.2736in" fo:margin-right="2.5854in" fo:margin-top="0in" fo:margin-bottom="0.1791in" fo:text-indent="-0.0071in" style:auto-text-indent="false"/>
    </style:style>
    <style:style style:name="P28" style:family="paragraph" style:parent-style-name="Standard">
      <style:paragraph-properties fo:margin-left="0.3138in" fo:margin-right="0.0909in" fo:text-indent="-0.0071in" style:auto-text-indent="false"/>
    </style:style>
    <style:style style:name="P29" style:family="paragraph" style:parent-style-name="Standard">
      <style:paragraph-properties fo:margin-left="0.3583in" fo:margin-right="0.0909in" fo:margin-top="0in" fo:margin-bottom="0.161in" fo:text-indent="0.7465in" style:auto-text-indent="false"/>
    </style:style>
    <style:style style:name="P30" style:family="paragraph" style:parent-style-name="Standard">
      <style:paragraph-properties fo:margin-left="0.2665in" fo:margin-right="0.0909in" fo:text-indent="0.0929in" style:auto-text-indent="false"/>
    </style:style>
    <style:style style:name="P31" style:family="paragraph" style:parent-style-name="Standard">
      <style:paragraph-properties fo:margin-left="0.2665in" fo:margin-right="0.0909in" fo:text-indent="-0.0071in" style:auto-text-indent="false"/>
    </style:style>
    <style:style style:name="P32" style:family="paragraph" style:parent-style-name="Standard">
      <style:paragraph-properties fo:margin-left="0.0071in" fo:margin-right="0.0453in" fo:margin-top="0in" fo:margin-bottom="0.0634in" fo:line-height="108%" fo:text-align="center" style:justify-single-word="false" fo:text-indent="-0.0071in" style:auto-text-indent="false"/>
      <style:text-properties fo:font-size="22pt" style:font-size-asian="22pt"/>
    </style:style>
    <style:style style:name="P33" style:family="paragraph" style:parent-style-name="Standard" style:list-style-name="WWNum1">
      <style:paragraph-properties fo:margin-left="-0.0035in" fo:margin-right="0in" fo:margin-top="0in" fo:margin-bottom="0.0374in" fo:line-height="110%" fo:text-indent="-0.0071in" style:auto-text-indent="false"/>
      <style:text-properties fo:font-size="16pt" style:font-size-asian="16pt"/>
    </style:style>
    <style:style style:name="P34" style:family="paragraph" style:parent-style-name="Standard">
      <style:paragraph-properties fo:margin-left="-0.0035in" fo:margin-right="0in" fo:margin-top="0in" fo:margin-bottom="0.122in" fo:line-height="110%" fo:text-indent="-0.0071in" style:auto-text-indent="false"/>
      <style:text-properties fo:font-size="16pt" style:font-size-asian="16pt"/>
    </style:style>
    <style:style style:name="P35" style:family="paragraph" style:parent-style-name="Standard">
      <style:paragraph-properties fo:margin-left="-0.0035in" fo:margin-right="0in" fo:margin-top="0in" fo:margin-bottom="0.0929in" fo:line-height="110%" fo:text-indent="-0.0071in" style:auto-text-indent="false"/>
      <style:text-properties fo:font-size="16pt" style:font-size-asian="16pt"/>
    </style:style>
    <style:style style:name="P36" style:family="paragraph" style:parent-style-name="Standard" style:list-style-name="WWNum2">
      <style:paragraph-properties fo:margin-left="1.5272in" fo:margin-right="0in" fo:margin-top="0in" fo:margin-bottom="0.0602in" fo:line-height="110%" fo:text-indent="-0.25in" style:auto-text-indent="false"/>
    </style:style>
    <style:style style:name="P37" style:family="paragraph" style:parent-style-name="Standard" style:list-style-name="WWNum2">
      <style:paragraph-properties fo:margin-left="1.5272in" fo:margin-right="0in" fo:margin-top="0in" fo:margin-bottom="0.0701in" fo:line-height="108%" fo:text-indent="-0.25in" style:auto-text-indent="false"/>
    </style:style>
    <style:style style:name="P38" style:family="paragraph" style:parent-style-name="Standard" style:list-style-name="WWNum2">
      <style:paragraph-properties fo:margin-left="1.5272in" fo:margin-right="0in" fo:margin-top="0in" fo:margin-bottom="0.1862in" fo:line-height="108%" fo:text-indent="-0.25in" style:auto-text-indent="false"/>
    </style:style>
    <style:style style:name="P39" style:family="paragraph" style:parent-style-name="Standard" style:list-style-name="WWNum2">
      <style:paragraph-properties fo:margin-left="1.5272in" fo:margin-right="0in" fo:margin-top="0in" fo:margin-bottom="0in" fo:line-height="110%" fo:text-indent="-0.25in" style:auto-text-indent="false"/>
    </style:style>
    <style:style style:name="P40" style:family="paragraph" style:parent-style-name="Standard">
      <style:paragraph-properties fo:margin-left="0.0098in" fo:margin-right="0in" fo:margin-top="0in" fo:margin-bottom="0.089in" fo:line-height="108%" fo:text-indent="0in" style:auto-text-indent="false"/>
      <style:text-properties fo:font-size="18pt" style:font-size-asian="18pt"/>
    </style:style>
    <style:style style:name="P41" style:family="paragraph" style:parent-style-name="Standard" style:list-style-name="WWNum3">
      <style:paragraph-properties fo:margin-left="1.5272in" fo:margin-right="2.4327in" fo:margin-top="0in" fo:margin-bottom="0.5083in" fo:text-indent="-0.0071in" style:auto-text-indent="false"/>
    </style:style>
    <style:style style:name="P42" style:family="paragraph" style:parent-style-name="Standard" style:list-style-name="WWNum3">
      <style:paragraph-properties fo:margin-left="1.5272in" fo:margin-right="2.4327in" fo:margin-top="0in" fo:margin-bottom="0.0307in" fo:text-indent="-0.0071in" style:auto-text-indent="false"/>
    </style:style>
    <style:style style:name="P43" style:family="paragraph" style:parent-style-name="Standard" style:list-style-name="WWNum4">
      <style:paragraph-properties fo:margin-left="1.5272in" fo:margin-right="0in" fo:margin-top="0in" fo:margin-bottom="0.0929in" fo:line-height="110%" fo:text-indent="-0.3346in" style:auto-text-indent="false"/>
      <style:text-properties fo:font-size="16pt" style:font-size-asian="16pt"/>
    </style:style>
    <style:style style:name="P44" style:family="paragraph" style:parent-style-name="Standard" style:list-style-name="WWNum4">
      <style:paragraph-properties fo:margin-left="1.5272in" fo:margin-right="0.0909in" fo:margin-top="0in" fo:margin-bottom="0.048in" fo:text-indent="-0.25in" style:auto-text-indent="false"/>
    </style:style>
    <style:style style:name="P45" style:family="paragraph" style:parent-style-name="Standard" style:list-style-name="WWNum4">
      <style:paragraph-properties fo:margin-left="1.5272in" fo:margin-right="0.0909in" fo:margin-top="0in" fo:margin-bottom="0.0472in" fo:text-indent="-0.25in" style:auto-text-indent="false"/>
    </style:style>
    <style:style style:name="P46" style:family="paragraph" style:parent-style-name="Standard" style:list-style-name="WWNum4">
      <style:paragraph-properties fo:margin-left="1.5272in" fo:margin-right="0.0909in" fo:margin-top="0in" fo:margin-bottom="0.05in" fo:text-indent="-0.25in" style:auto-text-indent="false"/>
    </style:style>
    <style:style style:name="P47" style:family="paragraph" style:parent-style-name="Standard" style:list-style-name="WWNum4">
      <style:paragraph-properties fo:margin-left="1.5272in" fo:margin-right="0.0909in" fo:text-indent="-0.25in" style:auto-text-indent="false"/>
    </style:style>
    <style:style style:name="P48" style:family="paragraph" style:parent-style-name="Standard" style:list-style-name="WWNum4">
      <style:paragraph-properties fo:margin-left="1.5272in" fo:margin-right="0.0909in" fo:margin-top="0in" fo:margin-bottom="0.1661in" fo:text-indent="-0.25in" style:auto-text-indent="false"/>
    </style:style>
    <style:style style:name="P49" style:family="paragraph" style:parent-style-name="Standard" style:list-style-name="WWNum5">
      <style:paragraph-properties fo:margin-left="0.5098in" fo:margin-right="0.0909in" fo:margin-top="0in" fo:margin-bottom="0.0256in" fo:text-indent="-0.25in" style:auto-text-indent="false"/>
    </style:style>
    <style:style style:name="P50" style:family="paragraph" style:parent-style-name="Standard" style:list-style-name="WWNum5">
      <style:paragraph-properties fo:margin-left="0.5098in" fo:margin-right="0.0909in" fo:margin-top="0in" fo:margin-bottom="0.0244in" fo:text-indent="-0.25in" style:auto-text-indent="false"/>
    </style:style>
    <style:style style:name="P51" style:family="paragraph" style:parent-style-name="Standard" style:list-style-name="WWNum5">
      <style:paragraph-properties fo:margin-left="0.5098in" fo:margin-right="0.0909in" fo:margin-top="0in" fo:margin-bottom="0.1764in" fo:text-indent="-0.25in" style:auto-text-indent="false"/>
    </style:style>
    <style:style style:name="P52" style:family="paragraph" style:parent-style-name="Standard">
      <style:paragraph-properties fo:margin-left="0.2665in" fo:margin-right="0in" fo:margin-top="0in" fo:margin-bottom="0.0929in" fo:line-height="110%" fo:text-indent="-0.0071in" style:auto-text-indent="false"/>
      <style:text-properties fo:font-size="16pt" style:font-size-asian="16pt"/>
    </style:style>
    <style:style style:name="P53" style:family="paragraph" style:parent-style-name="Standard" style:list-style-name="" style:master-page-name="Standard">
      <style:paragraph-properties fo:margin-left="-0.9898in" fo:margin-right="0.052in" fo:margin-top="0in" fo:margin-bottom="0.1602in" fo:line-height="108%" fo:text-align="center" style:justify-single-word="false" fo:orphans="2" fo:widows="2" fo:text-indent="-0.5937in" style:auto-text-indent="false" style:page-number="auto" style:writing-mode="lr-tb">
        <style:tab-stops>
          <style:tab-stop style:position="-0.4063in"/>
        </style:tab-stops>
      </style:paragraph-properties>
      <style:text-properties fo:font-size="22pt" style:font-size-asian="22pt"/>
    </style:style>
    <style:style style:name="P54" style:family="paragraph">
      <style:paragraph-properties fo:text-align="center"/>
      <style:text-properties fo:font-size="18pt"/>
    </style:style>
    <style:style style:name="T1" style:family="text">
      <style:text-properties fo:font-size="16pt" style:font-size-asian="16pt"/>
    </style:style>
    <style:style style:name="T2" style:family="text">
      <style:text-properties fo:font-size="16pt" fo:language="en" fo:country="US" style:font-size-asian="16pt"/>
    </style:style>
    <style:style style:name="T3" style:family="text">
      <style:text-properties fo:font-size="12pt" style:font-size-asian="12pt"/>
    </style:style>
    <style:style style:name="T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222222" style:font-name="verdana" fo:font-size="15pt" fo:letter-spacing="normal" fo:language="en" fo:country="US" fo:font-style="normal" fo:font-weight="normal" style:font-size-asian="15pt" style:font-size-complex="15pt"/>
    </style:style>
    <style:style style:name="T6" style:family="text">
      <style:text-properties fo:font-variant="normal" fo:text-transform="none" fo:color="#222222" style:font-name="verdana" fo:font-size="14pt" fo:letter-spacing="normal" fo:language="en" fo:country="US" fo:font-style="normal" fo:font-weight="normal" style:font-size-asian="14pt" style:font-size-complex="14pt"/>
    </style:style>
    <style:style style:name="T7" style:family="text">
      <style:text-properties fo:font-variant="normal" fo:text-transform="none" fo:color="#222222" style:font-name="verdana" fo:font-size="14pt" fo:letter-spacing="normal" fo:font-style="normal" fo:font-weight="normal" style:font-size-asian="14pt" style:font-size-complex="14pt"/>
    </style:style>
    <style:style style:name="T8" style:family="text">
      <style:text-properties fo:font-variant="normal" fo:text-transform="none" fo:color="#222222" style:font-name="verdan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font-size="15pt" fo:language="en" fo:country="US" style:font-size-asian="15pt" style:font-size-complex="15pt"/>
    </style:style>
    <style:style style:name="T10" style:family="text">
      <style:text-properties fo:font-size="14pt" style:font-size-asian="14pt" style:font-size-complex="14pt"/>
    </style:style>
    <style:style style:name="T11" style:family="text">
      <style:text-properties fo:font-size="14pt" fo:language="en" fo:country="US" style:font-size-asian="14pt" style:font-size-complex="14pt"/>
    </style:style>
    <style:style style:name="fr1"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horizontal"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1" draw:name="Picture 1" draw:style-name="gr1" draw:text-style-name="P54" svg:width="-0.0343in" svg:height="-0.0012in" svg:x="0.1366in" svg:y="-0.0602in">
        <draw:image xlink:href="Pictures/10000000000005700000030FED655E18.jpg" xlink:type="simple" xlink:show="embed" xlink:actuate="onLoad">
          <text:p/>
        </draw:image>
      </draw:frame>
      <text:p text:style-name="P53">Sustainable Smart City Assistant</text:p>
      <text:p text:style-name="P32">Project Documentation<text:bookmark text:name="Bookmark"/></text:p>
      <text:list xml:id="list3068191187022630779" text:style-name="WWNum1">
        <text:list-item>
          <text:p text:style-name="P33">Introduction</text:p>
        </text:list-item>
      </text:list>
      <text:list xml:id="list5722113397765177010" text:style-name="WWNum2">
        <text:list-item>
          <text:p text:style-name="P36">Project title: <text:span text:style-name="T1">Sustainable Smart City Assistant</text:span></text:p>
        </text:list-item>
        <text:list-item>
          <text:p text:style-name="P36"><text:span text:style-name="T2">NM ID: </text:span><text:span text:style-name="T5">NM2025TMID08098</text:span><text:span text:style-name="T9"> </text:span></text:p>
        </text:list-item>
        <text:list-item>
          <text:p text:style-name="P36"><text:span text:style-name="T2">Team Leader: </text:span><text:span text:style-name="T6">JENILIYA A</text:span><text:span text:style-name="T2"> <text:s text:c="22"/></text:span></text:p>
        </text:list-item>
        <text:list-item>
          <text:p text:style-name="P37"><text:span text:style-name="T2">Team member</text:span><text:span text:style-name="T3">:</text:span><text:span text:style-name="T10"> </text:span><text:span text:style-name="T7">PRIYADHARSHINI R</text:span><text:span text:style-name="T10"> </text:span></text:p>
        </text:list-item>
        <text:list-item>
          <text:p text:style-name="P37"><text:span text:style-name="T2">Team member: </text:span><text:span text:style-name="T6">RAMASIVASHANKARI P</text:span><text:span text:style-name="T11"> </text:span></text:p>
        </text:list-item>
        <text:list-item>
          <text:p text:style-name="P37"><text:span text:style-name="T2">Team </text:span><text:span text:style-name="T1">member: </text:span><text:span text:style-name="T7">RENGANAYAKI R</text:span><text:span text:style-name="T1"> </text:span></text:p>
        </text:list-item>
        <text:list-item>
          <text:p text:style-name="P38"><text:span text:style-name="T2">Team member</text:span><text:span text:style-name="T3">:</text:span><text:span text:style-name="T4"> </text:span><text:span text:style-name="T8">SADHANA R</text:span><text:span text:style-name="T4"> </text:span></text:p>
        </text:list-item>
      </text:list>
      <text:p text:style-name="P34">2.project overview</text:p>
      <text:list xml:id="list32616779" text:continue-numbering="true" text:style-name="WWNum2">
        <text:list-item>
          <text:p text:style-name="P39"><text:span text:style-name="T1">Purpose</text:span>:</text:p>
        </text:list-item>
      </text:list>
      <text:p text:style-name="P6">The purpose of a Sustainable Smart City Assistant is to</text:p>
      <text:p text:style-name="P7">empower cities and their residents to thrive in a more eco-conscious and connected urban environment. By leveraging AI and real-time data, the assistant helps optimize essential resources like energy, water, and waste, while also guiding sustainable behaviors among citizens through</text:p>
      <text:p text:style-name="P8">personalized tips and services. For city officials, it serves as a decisionmaking partner—offering clear insights, forecasting tools, and summarizations of complex policies to support strategic</text:p>
      <text:p text:style-name="P9">planning. Ultimately, these assistant bridges technology, governance, and community engagement to foster greener cities that are more efficient, inclusive, and resilient.</text:p>
      <text:p text:style-name="P10">• <text:span text:style-name="T1">Features</text:span>:</text:p>
      <text:p text:style-name="P1">Conversational Interface</text:p>
      <text:p text:style-name="P12">Key Point: Natural language interaction</text:p>
      <text:p text:style-name="P13">Functionality: Allows citizens and officials to ask questions, get updates, and receive guidance in plain language</text:p>
      <text:p text:style-name="P1">Policy Summarization</text:p>
      <text:p text:style-name="P12"><text:soft-page-break/>Key Point: Simplified policy understanding</text:p>
      <text:p text:style-name="P25">Functionality: Converts lengthy government documents into concise, actionable summaries.</text:p>
      <text:p text:style-name="P1">Resource Forecasting</text:p>
      <text:p text:style-name="P14">Key Point: Predictive analytics</text:p>
      <text:p text:style-name="P13">Functionality: Estimates future energy, water, and waste usage using historical and real-time data.</text:p>
      <text:p text:style-name="P1">Eco-Tip Generator</text:p>
      <text:p text:style-name="P15">Key Point: Personalized sustainability advice</text:p>
      <text:p text:style-name="P13">Functionality: Recommends daily actions to reduce environmental impact based on user behavior.</text:p>
      <text:p text:style-name="P1">Citizen Feedback Loop</text:p>
      <text:p text:style-name="P15">Key Point: Community engagement</text:p>
      <text:p text:style-name="P13">Functionality: Collects and analyzes public input to inform city planning and service improvements.</text:p>
      <text:p text:style-name="P1">KPI Forecasting</text:p>
      <text:p text:style-name="P16">Key Point: Strategic planning support</text:p>
      <text:p text:style-name="P13">Functionality: Projects key performance indicators to help officials track progress and plan ahead.</text:p>
      <text:p text:style-name="P1">Anomaly Detection</text:p>
      <text:p text:style-name="P15">Key Point: Early warning system</text:p>
      <text:p text:style-name="P13">Functionality: Identifies unusual patterns in sensor or usage data to flag potential issues.</text:p>
      <text:p text:style-name="P1">Multimodal Input Support</text:p>
      <text:p text:style-name="P15">Key Point: Flexible data handling</text:p>
      <text:p text:style-name="P13">Functionality: Accepts text, PDFs, and CSVs for document analysis and forecasting.</text:p>
      <text:p text:style-name="P1">Stream lit or Gradio UI</text:p>
      <text:p text:style-name="P15">Key Point: User-friendly interface</text:p>
      <text:p text:style-name="P17">Functionality: Provides an intuitive dashboard for both citizens and city officials to interact with the assistant.</text:p>
      <text:p text:style-name="P40"><text:soft-page-break/>3. Architecture</text:p>
      <text:p text:style-name="P1">Frontend (Stream lit):</text:p>
      <text:p text:style-name="P13">The frontend is built with Stream lit, offering an interactive web UI with multiple pages including dashboards, file uploads, chat interface, feedback forms, and report viewers. Navigation is handled through a sidebar using the stream lit-option-menu library. Each page is modularized for scalability.</text:p>
      <text:p text:style-name="P2">Backend (Fast API):</text:p>
      <text:p text:style-name="P13">Fast API serves as the backend REST framework that powers API endpoints for document processing, chat interactions, eco tip generation, report creation, and vector embedding. It is optimized for asynchronous performance and easy Swagger integration.</text:p>
      <text:p text:style-name="P2">LLM Integration (IBM Watsons Granite):</text:p>
      <text:p text:style-name="P13">Granite LLM models from IBM Watsons are used for natural language understanding and generation. Prompts are carefully designed to generate summaries, sustainability tips, and reports.</text:p>
      <text:p text:style-name="P2">Vector Search (Pinecone):</text:p>
      <text:p text:style-name="P13">Uploaded policy documents are embedded using Sentence Transformers and stored in Pinecone. Semantic search is implemented using cosine similarity to allow users to search documents using natural language queries.</text:p>
      <text:p text:style-name="P3">ML Modules (Forecasting and Anomaly Detection):</text:p>
      <text:p text:style-name="P26">Lightweight ML models are used for forecasting and anomaly detection using Scikit-learn. Time-series data is parsed, modeled, and visualized using pandas and matplotlib. <text:span text:style-name="T1">4. Setup Instructions Prerequisites:</text:span></text:p>
      <text:list xml:id="list8047470498922361046" text:style-name="WWNum3">
        <text:list-item>
          <text:p text:style-name="P41">Python 3.9 or later o pip and virtual environment tools o API keys for IBM Watsons and Pinecone o Internet access to access cloud services</text:p>
        </text:list-item>
      </text:list>
      <text:p text:style-name="P1">Installation Process:</text:p>
      <text:list xml:id="list32633518" text:continue-numbering="true" text:style-name="WWNum3">
        <text:list-item>
          <text:p text:style-name="P42"><text:soft-page-break/>Clone the repository o Install dependencies from requirements.txt o</text:p>
        </text:list-item>
      </text:list>
      <text:p text:style-name="P27">Create a .env file and configure credentials o Run the backend server using Fast API o Launch the frontend via Stream lit o Upload data and interact with the modules</text:p>
      <text:p text:style-name="P35">5. Folder Structure</text:p>
      <text:p text:style-name="P18">app/ – Contains all Fast API backend logic including routers, models, and</text:p>
      <text:p text:style-name="P13">integration modules.</text:p>
      <text:p text:style-name="P18">app/Api/ – Subdirectory for modular API routes like chat, feedback, report, and</text:p>
      <text:p text:style-name="P13">document vectorization.</text:p>
      <text:p text:style-name="P13">Ui/ – Contains frontend components for Stream lit pages, card layouts, and form UIs.</text:p>
      <text:p text:style-name="P13">smart_dashboard.py – Entry script for launching the main Stream lit dashboard.</text:p>
      <text:p text:style-name="P13">granite_llm.py – Handles all communication with IBM Watsons Granite model including summarization and chat.</text:p>
      <text:p text:style-name="P13">document_embedder.py – Converts documents to embeddings and stores in Pinecone.</text:p>
      <text:p text:style-name="P13">kpi_file_forecaster.py – Forecasts future energy/water trends using regression.</text:p>
      <text:p text:style-name="P19">anomaly_file_checker.py – Flags unusual values in uploaded KPI data. report_generator.py – Constructs AI-generated sustainability reports.</text:p>
      <text:list xml:id="list9158604865941370968" text:style-name="WWNum4">
        <text:list-item>
          <text:p text:style-name="P43">Running the Application</text:p>
        </text:list-item>
      </text:list>
      <text:p text:style-name="P20">To start the project:</text:p>
      <text:list xml:id="list32631485" text:continue-numbering="true" text:style-name="WWNum4">
        <text:list-item>
          <text:list>
            <text:list-item>
              <text:p text:style-name="P44">Launch the Fast API server to expose backend endpoints.</text:p>
            </text:list-item>
            <text:list-item>
              <text:p text:style-name="P45">Run the Stream lit dashboard to access the web interface.</text:p>
            </text:list-item>
            <text:list-item>
              <text:p text:style-name="P46">Navigate through pages via the sidebar.</text:p>
            </text:list-item>
            <text:list-item>
              <text:p text:style-name="P47">Upload documents or CSVs, interact with the chat assistant, and view outputs like reports, summaries, and predictions.</text:p>
            </text:list-item>
            <text:list-item>
              <text:p text:style-name="P48"><text:soft-page-break/>All interactions are real-time and use backend APIs to dynamically update the frontend.</text:p>
            </text:list-item>
          </text:list>
        </text:list-item>
      </text:list>
      <text:p text:style-name="P4">Frontend (Stream lit):</text:p>
      <text:p text:style-name="P13">The frontend is built with Stream lit, offering an interactive web UI with multiple pages including dashboards, file uploads, chat interface, feedback forms, and report viewers. Navigation is handled through a sidebar using the stream lit-option-menu library. Each page is modularized for scalability.</text:p>
      <text:p text:style-name="P5">Backend (Fast API):</text:p>
      <text:p text:style-name="P21">Fast API serves as the backend REST framework that powers API endpoints for document processing, chat interactions, eco tip generation, report creation, and vector embedding. It is optimized for asynchronous performance and easy Swagger integration.</text:p>
      <text:list xml:id="list32628522" text:continue-numbering="true" text:style-name="WWNum4">
        <text:list-item>
          <text:p text:style-name="P43">API Documentation</text:p>
        </text:list-item>
      </text:list>
      <text:p text:style-name="P13">Backend APIs available include:</text:p>
      <text:p text:style-name="P13">POST /chat/ask – Accepts a user query and responds with an AI-generated message</text:p>
      <text:p text:style-name="P13">POST /upload-doc – Uploads and embeds documents in Pinecone</text:p>
      <text:p text:style-name="P13">GET /search-docs – Returns semantically similar policies to the input query</text:p>
      <text:p text:style-name="P13">GET /get-eco-tips – Provides sustainability tips for selected topics like energy, water, or waste</text:p>
      <text:p text:style-name="P13">POST /submit-feedback – Stores citizen feedback for later review or analytics</text:p>
      <text:p text:style-name="P22">Each endpoint is tested and documented in Swagger UI for quick inspection and trial during development.</text:p>
      <text:list xml:id="list32635017" text:continue-numbering="true" text:style-name="WWNum4">
        <text:list-item>
          <text:p text:style-name="P43">Authentication</text:p>
        </text:list-item>
      </text:list>
      <text:p text:style-name="P13">each endpoint is tested and documented in Swagger UI for quick inspection and trial during development.</text:p>
      <text:p text:style-name="P23">This version of the project runs in an open environment for demonstration.</text:p>
      <text:p text:style-name="P13">However, secure deployments can integrate:</text:p>
      <text:list xml:id="list4379910721267436165" text:style-name="WWNum5">
        <text:list-item>
          <text:list>
            <text:list-item>
              <text:p text:style-name="P49">Token-based authentication (JWT or API keys)</text:p>
            </text:list-item>
            <text:list-item>
              <text:p text:style-name="P50"><text:soft-page-break/>OAuth2 with IBM Cloud credentials</text:p>
            </text:list-item>
            <text:list-item>
              <text:p text:style-name="P49">Role-based access (admin, citizen, researcher)</text:p>
            </text:list-item>
            <text:list-item>
              <text:p text:style-name="P51">Planned enhancements include user sessions and history tracking.8. Authentication</text:p>
            </text:list-item>
          </text:list>
        </text:list-item>
      </text:list>
      <text:list xml:id="list32629547" text:continue-list="list32635017" text:style-name="WWNum4">
        <text:list-item>
          <text:p text:style-name="P43">User Interface</text:p>
        </text:list-item>
      </text:list>
      <text:p text:style-name="P13">The interface is minimalist and functional, focusing on accessibility for nontechnical users. It includes:</text:p>
      <text:p text:style-name="P28">Sidebar with navigation</text:p>
      <text:p text:style-name="P28">KPI visualizations with summary cards</text:p>
      <text:p text:style-name="P28">Tabbed layouts for chat, eco tips, and forecasting</text:p>
      <text:p text:style-name="P28">Real-time form handling</text:p>
      <text:p text:style-name="P28">PDF report download capability</text:p>
      <text:p text:style-name="P24">The design prioritizes clarity, speed, and user guidance with help texts and intuitive flows.</text:p>
      <text:p text:style-name="P24">12.<text:span text:style-name="T1">Testing</text:span></text:p>
      <text:p text:style-name="P13">Testing was done in multiple phases:</text:p>
      <text:p text:style-name="P13">Unit Testing: For prompt engineering functions and utility scripts</text:p>
      <text:p text:style-name="P13">API Testing: Via Swagger UI, Postman, and test scripts</text:p>
      <text:p text:style-name="P13">Manual Testing: For file uploads, chat responses, and output consistency</text:p>
      <text:p text:style-name="P13">Edge Case Handling: Malformed inputs, large files, invalid API keys</text:p>
      <text:p text:style-name="P13">Each function was validated to ensure reliability in both offline and API connected modes.</text:p>
      <text:p text:style-name="P13"><text:soft-page-break/>11.Screen Shots:<draw:frame draw:style-name="fr1" draw:name="graphics1" text:anchor-type="as-char" svg:y="-3.6445in" svg:width="6.3291in" svg:height="3.561in" draw:z-index="0"><draw:image xlink:href="Pictures/10000000000005700000030FED655E18.jpg" xlink:type="simple" xlink:show="embed" xlink:actuate="onLoad"/></draw:frame></text:p>
      <text:p text:style-name="P52">12.Issues Known:</text:p>
      <text:p text:style-name="P29">Issues in sustainable smart cities include high costs, lack of adequate and integrated infrastructure, cybersecurity and data privacy risks, a digital divide excluding marginalized communities, weak institutional capacity, social and cultural barriers to adoption, over-reliance on technology over basic services, and a need for clear governance and strategic frameworks.</text:p>
      <text:p text:style-name="P52">13.Future enhancement:</text:p>
      <text:p text:style-name="P30">Future enhancement of sustainable smart city assistants include integrating advanced AI for predictive maintenance and resource management, creating decentralized energy systems like microgrids and shared energy platforms, leveraging loT for real time monitoring of energy, water, waste, implementing AI-driven smart mobility solutions such as connected autonomous vehicles, and fostering a circular economy through automated recycling and waste-to-resource facilities.</text:p>
      <text:p text:style-name="P11"><text:span text:style-name="T1">Energy and Infrastructure</text:span>:</text:p>
      <text:p text:style-name="P10"><text:span text:style-name="T1">Smart water and waste Management</text:span>:</text:p>
      <text:p text:style-name="P31"><text:soft-page-break/>Employing connected systems to monitor water usage, detect leaks, optimize waste collection, and operate waste-to-resource facilities, fostering a circular econo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verdana" svg:font-family="verdana"/>
    <style:font-face style:name="Calibri" svg:font-family="Calibri"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font-name-asian="SimSun" style:font-size-asian="10pt" style:language-asian="zh" style:country-asian="CN" style:font-name-complex="Tahoma"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1.5272in" fo:margin-right="0in" fo:margin-top="0in" fo:margin-bottom="0.1283in" fo:line-height="113%" fo:orphans="2" fo:widows="2" fo:text-indent="-0.0071in" style:auto-text-indent="false" style:writing-mode="lr-tb"/>
      <style:text-properties fo:color="#000000" style:font-name="Times New Roman" fo:font-size="14pt" fo:language="en" fo:country="US" style:letter-kerning="true" style:font-name-asian="Times New Roman2" style:font-size-asian="14pt" style:language-asian="en" style:country-asian="US" style:font-name-complex="Times New Roman2"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ListLabel_20_1" style:display-name="ListLabel 1" style:family="text">
      <style:text-properties fo:color="#000000" style:text-line-through-style="none" style:text-position="0% 100%"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ListLabel_20_2" style:display-name="ListLabel 2" style:family="text">
      <style:text-properties fo:color="#000000" style:text-line-through-style="none" style:text-position="0% 100%"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ListLabel_20_3" style:display-name="ListLabel 3" style:family="text">
      <style:text-properties fo:color="#000000" style:text-line-through-style="none" style:text-position="0% 100%" fo:font-size="16pt" fo:font-style="normal" style:text-underline-style="none" fo:font-weight="normal" style:font-name-asian="Times New Roman2" style:font-size-asian="16pt" style:font-style-asian="normal" style:font-weight-asian="normal" style:font-name-complex="Times New Roman2"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216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4898in"/>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016in"/>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016in"/>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0016in"/>
        </style:list-level-properties>
        <style:text-properties style:font-name="Times New Roman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016in"/>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0016in"/>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016in"/>
        </style:list-level-properties>
        <style:text-properties style:font-name="Times New Roman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016in"/>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016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o" text:bullet-char="o">
        <style:list-level-properties text:list-level-position-and-space-mode="label-alignment">
          <style:list-level-label-alignment text:label-followed-by="listtab" fo:text-indent="-0.25in" fo:margin-left="0.266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098in"/>
        </style:list-level-properties>
        <style:text-properties style:font-name="Times New Roman1"/>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098in"/>
        </style:list-level-properties>
        <style:text-properties style:font-name="Times New Roman1"/>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0098in"/>
        </style:list-level-properties>
        <style:text-properties style:font-name="Times New Roman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098in"/>
        </style:list-level-properties>
        <style:text-properties style:font-name="Times New Roman1"/>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0098in"/>
        </style:list-level-properties>
        <style:text-properties style:font-name="Times New Roman1"/>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098in"/>
        </style:list-level-properties>
        <style:text-properties style:font-name="Times New Roman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098in"/>
        </style:list-level-properties>
        <style:text-properties style:font-name="Times New Roman1"/>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098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1" text:start-value="6">
        <style:list-level-properties text:list-level-position-and-space-mode="label-alignment">
          <style:list-level-label-alignment text:label-followed-by="listtab" fo:text-indent="-0.25in" fo:margin-left="1.6252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0.5102in"/>
        </style:list-level-properties>
        <style:text-properties style:font-name="Times New Roman1"/>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0102in"/>
        </style:list-level-properties>
        <style:text-properties style:font-name="Times New Roman1"/>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5102in"/>
        </style:list-level-properties>
        <style:text-properties style:font-name="Times New Roman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0102in"/>
        </style:list-level-properties>
        <style:text-properties style:font-name="Times New Roman1"/>
      </text:list-level-style-bullet>
      <text:list-level-style-bullet text:level="6" text:style-name="ListLabel_20_2" style:num-suffix="▪" text:bullet-char="▪">
        <style:list-level-properties text:list-level-position-and-space-mode="label-alignment">
          <style:list-level-label-alignment text:label-followed-by="listtab" fo:text-indent="-0.25in" fo:margin-left="2.5102in"/>
        </style:list-level-properties>
        <style:text-properties style:font-name="Times New Roman1"/>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0102in"/>
        </style:list-level-properties>
        <style:text-properties style:font-name="Times New Roman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5102in"/>
        </style:list-level-properties>
        <style:text-properties style:font-name="Times New Roman1"/>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0102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25in"/>
        </style:list-level-properties>
        <style:text-properties style:font-name="Times New Roman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5102in"/>
        </style:list-level-properties>
        <style:text-properties style:font-name="Times New Roman1"/>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0098in"/>
        </style:list-level-properties>
        <style:text-properties style:font-name="Times New Roman1"/>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5098in"/>
        </style:list-level-properties>
        <style:text-properties style:font-name="Times New Roman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0098in"/>
        </style:list-level-properties>
        <style:text-properties style:font-name="Times New Roman1"/>
      </text:list-level-style-bullet>
      <text:list-level-style-bullet text:level="6" text:style-name="ListLabel_20_2" style:num-suffix="▪" text:bullet-char="▪">
        <style:list-level-properties text:list-level-position-and-space-mode="label-alignment">
          <style:list-level-label-alignment text:label-followed-by="listtab" fo:text-indent="-0.25in" fo:margin-left="2.5098in"/>
        </style:list-level-properties>
        <style:text-properties style:font-name="Times New Roman1"/>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0098in"/>
        </style:list-level-properties>
        <style:text-properties style:font-name="Times New Roman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5098in"/>
        </style:list-level-properties>
        <style:text-properties style:font-name="Times New Roman1"/>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0098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0382in" fo:margin-bottom="1.1339in" fo:margin-left="0.9902in" fo:margin-right="0.9484in" style:writing-mode="lr-tb" style:layout-grid-color="#c0c0c0" style:layout-grid-lines="24183"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9-14T00:24:00</meta:creation-date>
    <meta:initial-creator>Thamil Arasan</meta:initial-creator>
    <dc:date>2025-09-16T12:35:05.41</dc:date>
    <dc:title>IBM_Sample Document (1).docx</dc:title>
    <meta:editing-cycles>4</meta:editing-cycles>
    <meta:editing-duration>PT34M20S</meta:editing-duration>
    <meta:generator>OpenOffice/4.1.15$Win32 OpenOffice.org_project/4115m2$Build-9813</meta:generator>
    <meta:document-statistic meta:table-count="0" meta:image-count="1" meta:object-count="0" meta:page-count="8" meta:paragraph-count="120" meta:word-count="1230" meta:character-count="8787"/>
    <meta:user-defined meta:name="DocSecurity" meta:value-type="float">0</meta:user-defined>
    <meta:user-defined meta:name="LinksUpToDate" meta:value-type="boolean">false</meta:user-defined>
    <meta:user-defined meta:name="ScaleCrop" meta:value-type="boolean">false</meta:user-defined>
    <meta:template xlink:type="simple" xlink:actuate="onRequest" xlink:title="Normal" xlink:href=""/>
  </office:meta>
</office:document-meta>
</file>